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onaco, 'Andale Mono', 'Ubuntu Mono', monospace"/>
    <style:font-face style:name="Monaco" svg:font-family="Monaco, Consolas, 'Andale Mono', 'Ubuntu Mono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asic Usage</text:p>
      <text:p text:style-name="Standard"/>
      <text:p text:style-name="Standard">Installation</text:p>
      <text:p text:style-name="Standard"/>
      <text:p text:style-name="Standard">Form Structure</text:p>
      <text:p text:style-name="Standard"/>
      <text:p text:style-name="Standard">Custom Settings</text:p>
      <text:p text:style-name="Standard"/>
      <text:p text:style-name="P3">Styling and Customization</text:p>
      <text:p text:style-name="Standard"/>
      <text:p text:style-name="Standard">There are different ways you can approach your form styling and customization. We have tried to provide a few staring points based on your coding level, abilities, and needs.</text:p>
      <text:p text:style-name="Standard"/>
      <text:p text:style-name="Standard">The easiest way, is to use the pre-built stylesheet files generated from the SCSS and just include the CDN links inside your document head tag.</text:p>
      <text:p text:style-name="Standard"/>
      <text:p text:style-name="Standard">Additionally, for some basic customization you can download and save the stylesheet files locally and edit the ':root' values and any of the other CSS rules. Below you can see the default values for ':root' included in all pre-built CSS templates (these can be found inside the repo '/src/css/custom' directory):</text:p>
      <text:p text:style-name="Standard"/>
      <text:p text:style-name="Standard">[Example code]</text:p>
      <text:p text:style-name="Standard"/>
      <text:p text:style-name="Standard">Note: Take a look at all the stylesheet files inside '/src/css/custom', there are several different staring points: base, barebone, boilerplate and forma complete.</text:p>
      <text:p text:style-name="Standard"/>
      <text:p text:style-name="Standard">Create custom CSS from template</text:p>
      <text:p text:style-name="Standard"/>
      <text:p text:style-name="Standard">As I mentioned above inside the repo '/src/css/custom' directory you can find a few CSS template files. Each one can be used as a different starting point. </text:p>
      <text:p text:style-name="Standard"/>
      <text:p text:style-name="Standard">For example, if you only need all the target classes without any values you may want to use the '/src/css/custom/forma-boilerplate.css' template. Go ahead and preview the file code inside the GitHub repository <text:a xlink:type="simple" xlink:href="https://github.com/krasenslavov/forma/blob/master/dist/css/forma-boilerplate.css" text:style-name="Internet_20_link" text:visited-style-name="Visited_20_Internet_20_Link">https://github.com/krasenslavov/forma/blob/master/dist/css/forma-boilerplate.css</text:a></text:p>
      <text:p text:style-name="Standard"/>
      <text:p text:style-name="Standard">Extending CSS templates</text:p>
      <text:p text:style-name="Standard"/>
      <text:p text:style-name="Standard">Extending the CSS templates and completely changing the form structure is very easy as well.</text:p>
      <text:p text:style-name="Standard"/>
      <text:p text:style-name="Standard">In one of the examples we have, called Register Form, you can see how with only one CSS rule you can make you form turn into a one at time field form and then you can switch between form fields with the tab key.</text:p>
      <text:p text:style-name="Standard"/>
      <text:p text:style-name="Standard">[Example code]</text:p>
      <text:p text:style-name="Standard"/>
      <text:p text:style-name="Standard">Create your own stylesheet from scratch</text:p>
      <text:p text:style-name="Standard"/>
      <text:p text:style-name="Standard">This is the most advanced and time-consuming method to style and customize your forms. However, if you feel comfortable with CSS and need fully custom solution you can use your own fully customized stylesheet.</text:p>
      <text:p text:style-name="Standard"/>
      <text:p text:style-name="Standard">Note: Take a look at both '/src/css/forma.css' and '/src/css/forma-boilerplate.css first; there are some <text:soft-page-break/>classes added dynamically with JavaScript you may want target as well.</text:p>
      <text:p text:style-name="Standard"/>
      <text:p text:style-name="Standard">NPM + SASS</text:p>
      <text:p text:style-name="Standard"/>
      <text:p text:style-name="Standard">Use the following line sequence to install FormaJS with SASS dependency.</text:p>
      <text:p text:style-name="Standard"/>
      <text:p text:style-name="Standard">[Example code]</text:p>
      <text:p text:style-name="Standard"/>
      <text:p text:style-name="P3">Client-side Form Validation</text:p>
      <text:p text:style-name="Standard"/>
      <text:p text:style-name="Standard">You can add client-side form validation by specifying the element type or by adding additional attributes. </text:p>
      <text:p text:style-name="Standard"/>
      <text:p text:style-name="Standard">And example would be &lt;input type=”email” minlength=”5” /&gt;. Read more about it at the MDN Web Docs. <text:a xlink:type="simple" xlink:href="https://developer.mozilla.org/en-US/docs/Web/HTML/Element/input/email" text:style-name="Internet_20_link" text:visited-style-name="Visited_20_Internet_20_Link">https://developer.mozilla.org/en-US/docs/Web/HTML/Element/input/email</text:a></text:p>
      <text:p text:style-name="Standard"/>
      <text:p text:style-name="Standard">Some of the common attributes for client-side validation are:</text:p>
      <text:p text:style-name="Standard"/>
      <text:list xml:id="list1022805408083712373" text:style-name="L2">
        <text:list-item>
          <text:p text:style-name="P2">required</text:p>
        </text:list-item>
        <text:list-item>
          <text:p text:style-name="P2">minlength or maxlength</text:p>
        </text:list-item>
        <text:list-item>
          <text:p text:style-name="P2">min, max, and step (for numbers)</text:p>
        </text:list-item>
        <text:list-item>
          <text:p text:style-name="P2">and others...</text:p>
        </text:list-item>
      </text:list>
      <text:p text:style-name="Standard"/>
      <text:p text:style-name="Standard">There are two types of client-side validation output:</text:p>
      <text:list xml:id="list8412535631435758110" text:style-name="L1">
        <text:list-item>
          <text:p text:style-name="P1">built-it validation messages</text:p>
        </text:list-item>
        <text:list-item>
          <text:p text:style-name="P1">custom validation messages</text:p>
        </text:list-item>
      </text:list>
      <text:p text:style-name="Standard"/>
      <text:p text:style-name="Standard">Built-in validation messages</text:p>
      <text:p text:style-name="Standard"/>
      <text:p text:style-name="Standard">These come with the HTML, are specified within your browser and cannot be modified.</text:p>
      <text:p text:style-name="Standard"/>
      <text:p text:style-name="Standard">For example if you have &lt;input type=”email” /&gt; you will be required to enter a valid email address before you continue with the form submission. If you don't have the '@' symbol the auto-generated message will be 'Please include an '@' in the email address. '' is missing an '@'.'</text:p>
      <text:p text:style-name="Standard"/>
      <text:p text:style-name="Standard">Example: Form with built-in client-side validations can be found here.</text:p>
      <text:p text:style-name="Standard"/>
      <text:p text:style-name="Standard">Custom validation messages</text:p>
      <text:p text:style-name="Standard"/>
      <text:p text:style-name="Standard">For real-world forms the built-in checks aren't enough so if you want to customize your client-side validation messages and strengthen the validation logic you would need to use some regular expression magic.</text:p>
      <text:p text:style-name="Standard"/>
      <text:p text:style-name="Standard">To do that you need to add the 'pattern' and 'title' attributes to your form element. More information on this topic can be found at the MDN Web Docs. <text:a xlink:type="simple" xlink:href="https://developer.mozilla.org/en-US/docs/Web/HTML/Attributes/pattern" text:style-name="Internet_20_link" text:visited-style-name="Visited_20_Internet_20_Link">https://developer.mozilla.org/en-US/docs/Web/HTML/Attributes/pattern</text:a></text:p>
      <text:p text:style-name="Standard"/>
      <text:p text:style-name="Standard">[Example code]</text:p>
      <text:p text:style-name="Standard"/>
      <text:p text:style-name="Standard">Example: Form with custom client-side validations can be found here.</text:p>
      <text:p text:style-name="Standard">Hint: Not good with Regexp? Head over to StackOverflow; 99% of the use cases can be found there.</text:p>
      <text:p text:style-name="Standard"><text:soft-page-break/></text:p>
      <text:p text:style-name="P3">Contribute</text:p>
      <text:p text:style-name="Standard"/>
      <text:p text:style-name="Standard">You can contribute in the several different ways.</text:p>
      <text:p text:style-name="Standard">Issues: Provide a detailed report of any bugs you encounter and open an issues on GitHub.</text:p>
      <text:p text:style-name="Standard">Documentation: If you'd like to fix a typo or improve the docs, you can fork the project (all the documentation is found inside the /docs directory), make you changes, and submit a pull request.</text:p>
      <text:p text:style-name="Standard">Code: Make a fix and submit a it as a pull request (all code is found inside the /src directory).</text:p>
      <text:p text:style-name="Standard"/>
      <text:p text:style-name="P3">License</text:p>
      <text:p text:style-name="Standard"/>
      <text:p text:style-name="Standard">Copyright 2020 Krasen Slavov.</text:p>
      <text:p text:style-name="Standard">Code released under the MIT Licen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onaco, 'Andale Mono', 'Ubuntu Mono', monospace"/>
    <style:font-face style:name="Monaco" svg:font-family="Monaco, Consolas, 'Andale Mono', 'Ubuntu Mono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rasen Slavov</meta:initial-creator>
    <meta:creation-date>2020-03-02T20:56:03</meta:creation-date>
    <meta:generator>OpenOffice/4.1.7$Unix OpenOffice.org_project/417m1$Build-9800</meta:generator>
    <dc:date>2020-03-03T14:33:16</dc:date>
    <dc:creator>Krasen Slavov</dc:creator>
    <meta:editing-duration>PT2H39M26S</meta:editing-duration>
    <meta:editing-cycles>2</meta:editing-cycles>
    <meta:document-statistic meta:table-count="0" meta:image-count="0" meta:object-count="0" meta:page-count="3" meta:paragraph-count="52" meta:word-count="688" meta:character-count="4373"/>
  </office:meta>
</office:document-meta>
</file>